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12d9" officeooo:paragraph-rsid="000912d9"/>
    </style:style>
    <style:style style:name="P2" style:family="paragraph" style:parent-style-name="Standard">
      <style:text-properties officeooo:rsid="000912d9" officeooo:paragraph-rsid="0009a0ca"/>
    </style:style>
    <style:style style:name="P3" style:family="paragraph" style:parent-style-name="Standard">
      <style:text-properties officeooo:rsid="000acd6e" officeooo:paragraph-rsid="000acd6e"/>
    </style:style>
    <style:style style:name="P4" style:family="paragraph" style:parent-style-name="Standard" style:list-style-name="L2">
      <style:text-properties officeooo:rsid="000acd6e" officeooo:paragraph-rsid="000acd6e"/>
    </style:style>
    <style:style style:name="P5" style:family="paragraph" style:parent-style-name="Standard">
      <style:text-properties officeooo:rsid="000c9ff8" officeooo:paragraph-rsid="000c9ff8"/>
    </style:style>
    <style:style style:name="P6" style:family="paragraph" style:parent-style-name="Standard">
      <style:text-properties officeooo:rsid="000dc478" officeooo:paragraph-rsid="000dc478"/>
    </style:style>
    <style:style style:name="P7" style:family="paragraph" style:parent-style-name="Standard">
      <style:text-properties officeooo:rsid="000e9a1e" officeooo:paragraph-rsid="000e9a1e"/>
    </style:style>
    <style:style style:name="P8" style:family="paragraph" style:parent-style-name="Standard">
      <style:text-properties officeooo:rsid="0010e103" officeooo:paragraph-rsid="0010e103"/>
    </style:style>
    <style:style style:name="P9" style:family="paragraph" style:parent-style-name="Standard" style:list-style-name="L3">
      <style:text-properties officeooo:rsid="0010e103" officeooo:paragraph-rsid="0010e103"/>
    </style:style>
    <style:style style:name="P10" style:family="paragraph" style:parent-style-name="Standard">
      <style:text-properties fo:font-size="15pt" fo:font-weight="bold" officeooo:rsid="0010e103" officeooo:paragraph-rsid="0010e103" style:font-size-asian="13.1000003814697pt" style:font-weight-asian="bold" style:font-size-complex="15pt" style:font-weight-complex="bold"/>
    </style:style>
    <style:style style:name="P11" style:family="paragraph" style:parent-style-name="Standard">
      <style:text-properties fo:font-size="15pt" fo:font-weight="bold" officeooo:rsid="000912d9" officeooo:paragraph-rsid="0010e103" style:font-size-asian="13.1000003814697pt" style:font-weight-asian="bold" style:font-size-complex="15pt" style:font-weight-complex="bold"/>
    </style:style>
    <style:style style:name="P12" style:family="paragraph" style:parent-style-name="Standard">
      <style:text-properties fo:font-size="12pt" fo:font-weight="normal" officeooo:rsid="0011ed04" officeooo:paragraph-rsid="0011ed04" style:font-size-asian="10.5pt" style:font-weight-asian="normal" style:font-size-complex="12pt" style:font-weight-complex="normal"/>
    </style:style>
    <style:style style:name="P13" style:family="paragraph" style:parent-style-name="Standard">
      <style:text-properties officeooo:rsid="0011ed04" officeooo:paragraph-rsid="0011ed04"/>
    </style:style>
    <style:style style:name="T1" style:family="text">
      <style:text-properties officeooo:rsid="0009a0ca"/>
    </style:style>
    <style:style style:name="T2" style:family="text">
      <style:text-properties officeooo:rsid="000c9ff8"/>
    </style:style>
    <style:style style:name="T3" style:family="text">
      <style:text-properties officeooo:rsid="000d4b34"/>
    </style:style>
    <style:style style:name="T4" style:family="text">
      <style:text-properties officeooo:rsid="000dc478"/>
    </style:style>
    <style:style style:name="T5" style:family="text">
      <style:text-properties officeooo:rsid="000e9a1e"/>
    </style:style>
    <style:style style:name="T6" style:family="text">
      <style:text-properties officeooo:rsid="001000e8"/>
    </style:style>
    <style:style style:name="T7" style:family="text">
      <style:text-properties officeooo:rsid="0010e103"/>
    </style:style>
    <style:style style:name="T8" style:family="text">
      <style:text-properties fo:font-style="italic" style:font-style-asian="italic" style:font-style-complex="italic"/>
    </style:style>
    <style:style style:name="T9" style:family="text">
      <style:text-properties officeooo:rsid="0011ed0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ux trophée NSI : bateau vu du dessus. On spawn en classique (un canon de chaque coté et des voiles basique) <text:span text:style-name="T9">il faut s’ameliorer et soit etre le plus riche soit tuer tout les autres bateau pour gagner. Il y a des iles qui spawn avec du loot. S</text:span>ur les iles on peu trouver soit de l’or soit des canons soit des voile pour upgrade le bateau.</text:p>
      <text:p text:style-name="P3"/>
      <text:p text:style-name="P10">Les îles :</text:p>
      <text:p text:style-name="P8">il y a les <text:span text:style-name="T8">« upgrade »</text:span> (permanant) et et les <text:span text:style-name="T8">« boost »</text:span> (temporaire)</text:p>
      <text:p text:style-name="P8">chaque îles apparaît a des moments aleatoires a des endroits aleatoires et il s’y trouve dessus soit des ports, soit des tresors soit des benedictions. Les ports doivent etre attaqué et donne de l’or, les tresors donnes des upgrade et les benedictions donne des boost. Il y a 4 rareté d’île. Commun, Rare, Mythique et Legendaire </text:p>
      <text:p text:style-name="P8"/>
      <text:list xml:id="list4138304320" text:style-name="L3">
        <text:list-item>
          <text:p text:style-name="P9">Commun : Ile classique les ports donne peu les upgrade sont nul et ya pas de benedictioins. <text:span text:style-name="T9">Et parfois ya rien</text:span></text:p>
        </text:list-item>
        <text:list-item>
          <text:p text:style-name="P9">Rare : ports un peu plus riche et gros, upgrade un peu mieux et quelque benedictions <text:span text:style-name="T9">pas ouf</text:span></text:p>
        </text:list-item>
        <text:list-item>
          <text:p text:style-name="P9">Mythique : des ports riches et des upgrade a la pointe de la technologie. Les benedictions sont puissante</text:p>
        </text:list-item>
        <text:list-item>
          <text:p text:style-name="P9">Lengendaire : apparaissent tres rarement. Pas de ports, des Upgrade tellement fort qu’ils sont magique et des benedictions extrement puissante</text:p>
        </text:list-item>
      </text:list>
      <text:p text:style-name="P13"/>
      <text:p text:style-name="P13">il y a 3 truc qu’on peut upgrade. La voile, la coque et les canons</text:p>
      <text:p text:style-name="P3"/>
      <text:p text:style-name="P10">Les boss :</text:p>
      <text:p text:style-name="P12">Les boss spawn asser rarement au court du temps. Il peuvent se defendre et ils font mal. Un boss ne peut spawn qu’une fois par partie. Pour obtenir leur pouvoir il faut les tuer. Leur equipement sont mieux que des armes legendaire</text:p>
      <text:p text:style-name="P3">liste des boss :</text:p>
      <text:list xml:id="list2163505408" text:style-name="L2">
        <text:list-item>
          <text:p text:style-name="P4">le <text:span text:style-name="T7">Q</text:span>ueen Anne’s revenge (bateau de barbe noir l’un des plus rapide) pour la voile</text:p>
        </text:list-item>
        <text:list-item>
          <text:p text:style-name="P4">Le <text:span text:style-name="T7">F</text:span>ancy (bateau le plus lourdement armée avec 46 canon) pour les canons</text:p>
        </text:list-item>
        <text:list-item>
          <text:p text:style-name="P4">Le Flying Dutchman (bateau fantome) pour la coque</text:p>
        </text:list-item>
      </text:list>
      <text:p text:style-name="P3"/>
      <text:p text:style-name="P3"><text:span text:style-name="T2">P</text:span>etite histoire des bateaux</text:p>
      <text:p text:style-name="P5"><text:span text:style-name="T4">L</text:span>e queen Anne’s revenge (vengeance de la reine Anne) : <text:span text:style-name="T4">A</text:span> l’origine un bateau <text:span text:style-name="T3">négrier</text:span> <text:span text:style-name="T3">nommé la concorde</text:span> il sera recupéré par barbe noir pour en faire l’un des bateau les plus rapide (le black peurl existe pas) <text:span text:style-name="T3">et aussi l’un des plus lourdement armée (40 canon). Barbe noir utilisera ce bateau pour faire reigner la terreur dans les caraibes.</text:span></text:p>
      <text:p text:style-name="P6">Anecdotes : Grace a ce bateau barbe noir reussira a prendre tout un port (le port de Charlestone) en otage en demandant en rançon non pas de l’argent mais bien une quantité enorme de medicaments. Il bloquera le port avec ses bateau et prendra des otage. Une fois qu’il obtiendra la rançon il partira non pas sans piller les bateau dans le port.</text:p>
      <text:p text:style-name="P5"/>
      <text:p text:style-name="P6">Le Fancy : A l’origine ce bateau se nommait Charle II et appartenait a la royal navy espagnol. Puis l’officier Henry Every organise une mutinerie pour prendre possetion du bateau. Il le renomme ainsi « le Fancy » supprime quelques parties pour l’alleger et le rendre plus rapide et surtout l’equipe de 46 canons ce qui en fait le bateau le plus lourdement armée. Il semera la terreur dans l’ocean indiens.</text:p>
      <text:p text:style-name="P6">Anecdote : Il fera l’attaque consideré comme la plus lucratifs de l’histoire de la pirateris en attaquant le Ganj-i-sawai l’un des bateau les plus gros et surtout les plus riche de l’ocean indiens.</text:p>
      <text:p text:style-name="P6"/>
      <text:p text:style-name="P6">Le Hollandais Volant (The Flying Dutchman) : Le Hollandais Volant n’a jamais <text:span text:style-name="T5">vraiment existé. C’est en realité une légende des marins (particulierment les marins Hollandais, Allemand et Anglais). Ce serait un navire fantome qui apparaitrait au cap de bonne esperance (en Afrique du </text:span><text:soft-page-break/><text:span text:style-name="T5">Sud). Selon les legendes, le capitaines Van der Decken aurait signé un pacte avec le diable (ou bannis par les dieu pour son arrogance) et serait condamné a érrer dans la mer sans jamais se poser aux ports ou </text:span><text:span text:style-name="T9">a</text:span><text:span text:style-name="T5"> terres. Il apparaît en mer en sortant de nul part entouré d’une lueur fantomatique. Son equipage entier serait des fantomes et qui croise son chemin serait maudit. Il aurait la particularité de flotter au dessus de l’eau et d’avancer quelqu’en soit le vent.</text:span></text:p>
      <text:p text:style-name="P7">Anecdote : Le roi d’angleterre l’aurait apercu en 1881 alors qu’il naviguait en afrique du sud. D’autre marin temoigent l’avoir apercu. Ce phenomen pourait surement etre en realité le phenomen de Fata <text:span text:style-name="T6">Morgana qui sont des mirages marin.</text:span></text:p>
      <text:p text:style-name="P1"/>
      <text:p text:style-name="P8">Revenons au jeu</text:p>
      <text:p text:style-name="P8"/>
      <text:p text:style-name="P2"/>
      <text:p text:style-name="P11">Conditions de fin : un joueur arrivee a une somme d’argent trop grande ou tout les autres ont plus de vie ou temps écoulé.</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9T14:55:02.556000000</meta:creation-date>
    <dc:date>2024-11-19T16:20:10.152000000</dc:date>
    <meta:editing-duration>PT28M58S</meta:editing-duration>
    <meta:editing-cycles>5</meta:editing-cycles>
    <meta:generator>LibreOffice/7.2.6.2$Windows_X86_64 LibreOffice_project/b0ec3a565991f7569a5a7f5d24fed7f52653d754</meta:generator>
    <meta:document-statistic meta:table-count="0" meta:image-count="0" meta:object-count="0" meta:page-count="2" meta:paragraph-count="24" meta:word-count="747" meta:character-count="4160" meta:non-whitespace-character-count="3443"/>
  </office:meta>
</office:document-meta>
</file>